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7.009cm" fo:margin-left="0cm" table:align="left"/>
    </style:style>
    <style:style style:name="Tableau1.A" style:family="table-column">
      <style:table-column-properties style:column-width="15.138cm"/>
    </style:style>
    <style:style style:name="Tableau1.B" style:family="table-column">
      <style:table-column-properties style:column-width="1.871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list-style-name="L1"/>
    <style:style style:name="P2" style:family="paragraph" style:parent-style-name="Standard">
      <style:paragraph-properties fo:text-align="center" style:justify-single-word="false"/>
    </style:style>
    <style:style style:name="P3" style:family="paragraph" style:parent-style-name="Heading_20_1">
      <style:paragraph-properties fo:text-align="center" style:justify-single-word="false"/>
    </style:style>
    <style:style style:name="T1" style:family="text">
      <style:text-properties style:text-position="super 58%"/>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4<text:span text:style-name="T1">e</text:span> – Le XVIII<text:span text:style-name="T1">e</text:span> siècle raconté par Voltaire </text:h>
      <text:h text:style-name="P3" text:outline-level="1">Evaluation de français – Rédaction</text:h>
      <text:h text:style-name="Heading_20_2" text:outline-level="2">Sujet</text:h>
      <text:p text:style-name="Standard">Par groupes de deux, vous rédigerez </text:p>
      <text:list xml:id="list32498191" text:style-name="L1">
        <text:list-item>
          <text:p text:style-name="P1">une lettre ouverte défendant la liberté d'expression </text:p>
        </text:list-item>
        <text:list-item>
          <text:p text:style-name="P1">et une lettre privée défendant la censure. </text:p>
        </text:list-item>
      </text:list>
      <text:p text:style-name="Standard">La première est une lettre ouverte écrite par un militant des droits de l'homme, dans un pays où la censure est officielle et sévère, pour mobiliser ses concitoyens en faveur de la liberté d'expression. Il essaie de les convaincre de l'idée selon laquelle <text:span text:style-name="T2">il faut défendre la liberté d'expression dans leur pays et combattre la censure</text:span>.</text:p>
      <text:p text:style-name="Standard">La deuxième est une lettre envoyée par un « ami » de ce militant, qui lui écrit pour le pousser à renoncer à son combat. Il essaie de le convaincre de l'idée selon laquelle <text:span text:style-name="T2">la censure est nécessaire dans leur pays</text:span>. Officiellement, il veut ainsi protéger son camarade. En réalité, il a été « retourné » par le gouvernement, pour qui il travaille en secret, afin de combattre la dissidence de l'intérieur...</text:p>
      <text:p text:style-name="Standard">Les lettres se répondront : les arguments de la deuxième répondront aux arguments de la première. La deuxième citera des extraits de la première.</text:p>
      <text:p text:style-name="Standard">Vous rédigerez donc les brouillons de ces lettres à deux, mais chaque élève sera signataire d'une des deux lettres seulement. Vous vous répartirez les rôles à votre convenance. Vous ferez apparaître sur chaque lettre le nom de l'élève auteur et le nom de l'élève destinataire.</text:p>
      <text:p text:style-name="Standard"><text:span text:style-name="T2">Vous utiliserez des arguments pour défendre votre thèse (au moins deux arguments),</text:span> choisis parmi ceux que vous avez rencontrés au cours de la séquence. <text:span text:style-name="T2">Ces arguments seront étayés par des exemples (au moins un exemple par argument)</text:span>.</text:p>
      <text:p text:style-name="Standard">Vous respecterez <text:span text:style-name="T2">les codes de la lettre ouverte et ceux de la lettre privée </text:span>: formules d'en-tête, pronoms personnels, registre de langue, ton...</text:p>
      <text:p text:style-name="Standard">Chaque lettre sera d'environ une page (en sautant des lignes, soit une vingtaine de lignes écrites).</text:p>
      <text:h text:style-name="Heading_20_2" text:outline-level="2">Critères de notation</text:h>
      <table:table table:name="Tableau1" table:style-name="Tableau1">
        <table:table-column table:style-name="Tableau1.A"/>
        <table:table-column table:style-name="Tableau1.B"/>
        <table:table-row>
          <table:table-cell table:style-name="Tableau1.A1" office:value-type="string">
            <text:p text:style-name="Standard">La lettre répond bien au sujet</text:p>
          </table:table-cell>
          <table:table-cell table:style-name="Tableau1.B1" office:value-type="string">
            <text:p text:style-name="P2">/ 2</text:p>
          </table:table-cell>
        </table:table-row>
        <table:table-row>
          <table:table-cell table:style-name="Tableau1.A2" office:value-type="string">
            <text:p text:style-name="Standard">Les codes de la correspondance sont respectés</text:p>
          </table:table-cell>
          <table:table-cell table:style-name="Tableau1.B2" office:value-type="string">
            <text:p text:style-name="P2">/ 4</text:p>
          </table:table-cell>
        </table:table-row>
        <table:table-row>
          <table:table-cell table:style-name="Tableau1.A2" office:value-type="string">
            <text:p text:style-name="Standard">La thèse est facilement compréhensible</text:p>
          </table:table-cell>
          <table:table-cell table:style-name="Tableau1.B2" office:value-type="string">
            <text:p text:style-name="P2">/ 2</text:p>
          </table:table-cell>
        </table:table-row>
        <table:table-row>
          <table:table-cell table:style-name="Tableau1.A2" office:value-type="string">
            <text:p text:style-name="Standard">Il y a au moins deux arguments</text:p>
          </table:table-cell>
          <table:table-cell table:style-name="Tableau1.B2" office:value-type="string">
            <text:p text:style-name="P2">/ 4</text:p>
          </table:table-cell>
        </table:table-row>
        <table:table-row>
          <table:table-cell table:style-name="Tableau1.A2" office:value-type="string">
            <text:p text:style-name="Standard">Il y a au moins un exemple par argument</text:p>
          </table:table-cell>
          <table:table-cell table:style-name="Tableau1.B2" office:value-type="string">
            <text:p text:style-name="P2">/ 2</text:p>
          </table:table-cell>
        </table:table-row>
        <table:table-row>
          <table:table-cell table:style-name="Tableau1.A2" office:value-type="string">
            <text:p text:style-name="Standard">Les phrases sont bien construites</text:p>
          </table:table-cell>
          <table:table-cell table:style-name="Tableau1.B2" office:value-type="string">
            <text:p text:style-name="P2">/ 3</text:p>
          </table:table-cell>
        </table:table-row>
        <table:table-row>
          <table:table-cell table:style-name="Tableau1.A2" office:value-type="string">
            <text:p text:style-name="Standard">Il n'y a pas d'erreur d'orthographe</text:p>
          </table:table-cell>
          <table:table-cell table:style-name="Tableau1.B2" office:value-type="string">
            <text:p text:style-name="P2">/ 3</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8T12:08:22.40</meta:creation-date>
    <dc:date>2013-02-18T12:39:47.87</dc:date>
    <meta:editing-duration>PT16M14S</meta:editing-duration>
    <meta:editing-cycles>2</meta:editing-cycles>
    <meta:generator>LibreOffice/3.4$Win32 LibreOffice_project/340m1$Build-502</meta:generator>
    <meta:document-statistic meta:table-count="1" meta:image-count="0" meta:object-count="0" meta:page-count="1" meta:paragraph-count="28" meta:word-count="369" meta:character-count="2143" meta:non-whitespace-character-count="1798"/>
  </office:meta>
</office:document-meta>
</file>